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336cm" table:align="margins" style:writing-mode="lr-tb"/>
    </style:style>
    <style:style style:name="Table1.A" style:family="table-column">
      <style:table-column-properties style:column-width="6.064cm" style:rel-column-width="3438*"/>
    </style:style>
    <style:style style:name="Table1.B" style:family="table-column">
      <style:table-column-properties style:column-width="11.271cm" style:rel-column-width="6390*"/>
    </style:style>
    <style:style style:name="Table1.1" style:family="table-row">
      <style:table-row-properties style:min-row-height="2.23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background-color="#ff6600" fo:padding-left="0.191cm" fo:padding-right="0.191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min-row-height="0.769cm" style:keep-together="true" fo:keep-together="auto"/>
    </style:style>
    <style:style style:name="Table1.3" style:family="table-row">
      <style:table-row-properties style:min-row-height="0.99cm" style:keep-together="true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4" style:family="table-row">
      <style:table-row-properties style:min-row-height="1.972cm" style:keep-together="true" fo:keep-together="auto"/>
    </style:style>
    <style:style style:name="Table1.7" style:family="table-row">
      <style:table-row-properties style:min-row-height="2.097cm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36pt" style:font-size-asian="36pt" style:font-size-complex="36pt"/>
    </style:style>
    <style:style style:name="P4" style:family="paragraph" style:parent-style-name="Standard">
      <style:paragraph-properties style:snap-to-layout-grid="false"/>
      <style:text-properties fo:font-size="16pt" fo:font-style="italic" style:font-size-asian="16pt" style:font-style-asian="italic" style:font-size-complex="16pt"/>
    </style:style>
    <style:style style:name="P5" style:family="paragraph" style:parent-style-name="Standard">
      <style:paragraph-properties style:snap-to-layout-grid="false"/>
      <style:text-properties fo:language="none" fo:country="none" style:language-asian="none" style:country-asian="none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>
        <style:tab-stops>
          <style:tab-stop style:position="2.658cm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Frame">
      <style:graphic-properties fo:margin-left="0.318cm" fo:margin-right="0.318cm" style:wrap="dynamic" style:number-wrapped-paragraphs="no-limit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5.173cm" svg:y="1.568cm" svg:width="17.336cm" draw:z-index="0"><draw:text-box fo:min-height="0.37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3"/></table:table-cell><table:table-cell table:style-name="Table1.B1" office:value-type="string"><text:p text:style-name="P3">Konnexions!</text:p></table:table-cell></table:table-row><table:table-row table:style-name="Table1.2"><table:table-cell table:style-name="Table1.A1" office:value-type="string"><text:p text:style-name="P2"/></table:table-cell><table:table-cell table:style-name="Table1.A1" table:number-rows-spanned="2" office:value-type="string"><text:p text:style-name="P4">Useful Reference Material</text:p><text:p text:style-name="Standard"><text:span text:style-name="T1">Setting up a website</text:span>:</text:p><text:p text:style-name="Standard">Bianca Lieffrink from www.orangesolutions.co.za</text:p></table:table-cell></table:table-row><table:table-row table:style-name="Table1.3"><table:table-cell table:style-name="Table1.A3" office:value-type="string"><text:p text:style-name="P5"/></table:table-cell><table:covered-table-cell/></table:table-row><table:table-row table:style-name="Table1.4"><table:table-cell table:style-name="Table1.A3" office:value-type="string"><text:p text:style-name="P1"/></table:table-cell><table:table-cell table:style-name="Table1.A3" office:value-type="string"><text:p text:style-name="P6">When you can’t think of the right words:</text:p><text:p text:style-name="Standard"><text:span text:style-name="T2">Words that sell</text:span> by Richard Bayan (McGraw-Hill)</text:p><text:p text:style-name="Standard">Phrases that sell by Edward Wets and Sally German (McGraw-Hill)</text:p></table:table-cell></table:table-row><table:table-row table:style-name="Table1.4"><table:table-cell table:style-name="Table1.A3" office:value-type="string"><text:p text:style-name="P1"/></table:table-cell><table:table-cell table:style-name="Table1.A3" office:value-type="string"><text:p text:style-name="P6">For Motivation:</text:p><text:p text:style-name="Standard"><text:span text:style-name="T2">The success principles</text:span> by Jack Canfield (HarperCollins)</text:p><text:p text:style-name="Standard"/></table:table-cell></table:table-row><table:table-row table:style-name="Table1.4"><table:table-cell table:style-name="Table1.A3" office:value-type="string"><text:p text:style-name="P1"/></table:table-cell><table:table-cell table:style-name="Table1.A3" office:value-type="string"><text:p text:style-name="P1"><text:span text:style-name="T1">Marketing</text:span>:</text:p><text:p text:style-name="Standard"><text:span text:style-name="T2">Instant income</text:span> by Janet Switzer (McGraw-Hill)</text:p><text:p text:style-name="Standard"><text:span text:style-name="T2">Tips and traps for marketing</text:span> by Scott Cooper (McGraw-Hill)</text:p></table:table-cell></table:table-row><table:table-row table:style-name="Table1.7"><table:table-cell table:style-name="Table1.A3" office:value-type="string"><text:p text:style-name="P1"/></table:table-cell><table:table-cell table:style-name="Table1.A3" office:value-type="string"><text:p text:style-name="P1"><text:span text:style-name="T1">Internet Marketing Tips</text:span>:</text:p><text:p text:style-name="Standard">Norio de Sousa offers free markting tips at www.marketing-course.co.za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Z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af" fo:country="Z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2.007cm" fo:margin-bottom="2.007cm" fo:margin-left="1.499cm" fo:margin-right="1.499cm" style:writing-mode="lr-tb" style:layout-grid-color="#c0c0c0" style:layout-grid-lines="29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nsc72</meta:initial-creator>
    <meta:creation-date>2009-02-02T10:26:00</meta:creation-date>
    <dc:creator>nsc72</dc:creator>
    <dc:date>2009-02-02T16:12:00</dc:date>
    <meta:editing-cycles>4</meta:editing-cycles>
    <meta:editing-duration>PT00H02M00S</meta:editing-duration>
    <meta:document-statistic meta:table-count="1" meta:image-count="0" meta:object-count="0" meta:page-count="1" meta:paragraph-count="15" meta:word-count="74" meta:character-count="531"/>
    <meta:generator>OpenOffice.org/3.0$Linux OpenOffice.org_project/300m15$Build-9379</meta:generator>
  </office:meta>
</office:document-meta>
</file>